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teracion 1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Horas Test</text:p>
          </table:table-cell>
        </table:table-row>
        <table:table-row table:style-name="ro1">
          <table:table-cell office:value-type="string" calcext:value-type="string">
            <text:p>Relevamiento de req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izacion de Historias de usuari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eño Entitad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reacion y Configuracion B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acion Clases de Entida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plementacion de Serivicios Rest Backe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anque y Configuracion de Servidor con SpringBoo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mplementacion Api Rest front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ño Html Alta Emple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lo Front End</text:p>
          </table:table-cell>
          <table:table-cell table:formula="of:=SUM([.B3:.B15]) + SUM([.C3:.C15])" office:value-type="float" office:value="69" calcext:value-type="float">
            <text:p>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22:27:00.542582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3:50:09.354476659</meta:creation-date>
    <dc:date>2016-04-14T22:33:57.401909599</dc:date>
    <meta:editing-duration>PT59M49S</meta:editing-duration>
    <meta:editing-cycles>5</meta:editing-cycles>
    <meta:generator>LibreOffice/4.3.3.2$Linux_X86_64 LibreOffice_project/430m0$Build-2</meta:generator>
    <dc:creator>Miguel Torres</dc:creator>
    <meta:document-statistic meta:table-count="1" meta:cell-count="27" meta:object-count="0"/>
  </office:meta>
</office:document-meta>
</file>